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layout-cache" manifest:media-type="application/binary"/>
  <manifest:file-entry manifest:full-path="Pictures/10000000000000B0000000C735E6AAF6DAB409D4.jpg" manifest:media-type="image/jpeg"/>
  <manifest:file-entry manifest:full-path="content.xml" manifest:media-type="text/xml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2993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tyle="italic" style:font-name-asian="Calibri1" style:font-style-asian="italic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name-asian="Calibri1" style:font-size-asian="10pt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officeooo:paragraph-rsid="000d1697" style:font-name-asian="Calibri1" style:font-size-asian="10pt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22pt" fo:font-style="italic" style:font-name-asian="Calibri1" style:font-size-asian="22pt" style:font-style-asian="italic" style:font-name-complex="Times New Roman1" style:font-size-complex="22pt"/>
    </style:style>
    <style:style style:name="P1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officeooo:paragraph-rsid="001cc81f" style:font-size-asian="14pt" style:font-size-complex="14pt"/>
    </style:style>
    <style:style style:name="P1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font-weight="bold" officeooo:paragraph-rsid="0020a86a" style:font-size-asian="14pt" style:font-weight-asian="bold" style:font-size-complex="14pt"/>
    </style:style>
    <style:style style:name="P16" style:family="paragraph" style:parent-style-name="Standard">
      <style:paragraph-properties fo:margin-top="0in" fo:margin-bottom="0in" loext:contextual-spacing="false" fo:line-height="100%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rsid="000d1697" officeooo:paragraph-rsid="000d1697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20" style:family="paragraph" style:parent-style-name="Heading_20_1">
      <style:paragraph-properties fo:margin-top="0in" fo:margin-bottom="0in" loext:contextual-spacing="false" fo:line-height="150%" fo:break-before="page"/>
      <style:text-properties style:font-name="Times New Roman" fo:font-size="14pt" officeooo:paragraph-rsid="000d1697" style:font-size-asian="14pt" style:font-size-complex="14pt"/>
    </style:style>
    <style:style style:name="P21" style:family="paragraph" style:parent-style-name="Heading_20_1">
      <style:paragraph-properties fo:margin-top="0in" fo:margin-bottom="0in" loext:contextual-spacing="false" fo:line-height="150%" fo:break-before="page"/>
      <style:text-properties style:font-name="Times New Roman" fo:font-size="14pt" officeooo:paragraph-rsid="001cc81f" style:font-size-asian="14pt" style:font-size-complex="14pt"/>
    </style:style>
    <style:style style:name="P22" style:family="paragraph" style:parent-style-name="No_20_Spacing">
      <style:paragraph-properties fo:margin-top="0in" fo:margin-bottom="0in" loext:contextual-spacing="false" fo:line-height="150%" fo:text-align="justify" style:justify-single-word="false"/>
      <style:text-properties style:font-name="Times New Roman" fo:font-size="14pt" fo:font-weight="bold" officeooo:paragraph-rsid="00297849" style:font-size-asian="14pt" style:font-weight-asian="bold" style:font-size-complex="14pt"/>
    </style:style>
    <style:style style:name="P23" style:family="paragraph" style:parent-style-name="Standard">
      <style:paragraph-properties fo:margin-left="0in" fo:margin-right="0.3925in" fo:margin-top="0in" fo:margin-bottom="0in" loext:contextual-spacing="false" fo:line-height="100%" fo:text-align="end" style:justify-single-word="false" fo:text-indent="0in" style:auto-text-indent="false"/>
    </style:style>
    <style:style style:name="P24" style:family="paragraph" style:parent-style-name="Standard">
      <style:paragraph-properties fo:margin-left="0in" fo:margin-right="0.3925in" fo:margin-top="0in" fo:margin-bottom="0in" loext:contextual-spacing="false" fo:line-height="100%" fo:text-align="end" style:justify-single-word="false" fo:text-indent="0in" style:auto-text-indent="false"/>
      <style:text-properties style:font-name="Times New Roman" fo:font-size="16pt" style:font-name-asian="Calibri1" style:font-size-asian="16pt" style:font-name-complex="Times New Roman1"/>
    </style:style>
    <style:style style:name="P25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 style:font-name-complex="Times New Roman1"/>
    </style:style>
    <style:style style:name="P26" style:family="paragraph" style:parent-style-name="No_20_Spacing">
      <style:paragraph-properties fo:line-height="150%" fo:text-align="justify" style:justify-single-word="false"/>
      <style:text-properties style:font-name="Times New Roman" fo:font-size="14pt" officeooo:paragraph-rsid="00297849" style:font-size-asian="14pt" style:font-name-complex="Times New Roman1"/>
    </style:style>
    <style:style style:name="P27" style:family="paragraph" style:parent-style-name="No_20_Spacing">
      <style:paragraph-properties fo:line-height="150%" fo:text-align="justify" style:justify-single-word="false"/>
      <style:text-properties style:font-name="Times New Roman" fo:font-size="14pt" fo:font-weight="bold" officeooo:paragraph-rsid="00297849" style:font-size-asian="14pt" style:font-weight-asian="bold" style:font-name-complex="Times New Roman1" style:font-weight-complex="bold"/>
    </style:style>
    <style:style style:name="P28" style:family="paragraph" style:parent-style-name="No_20_Spacing">
      <style:paragraph-properties fo:line-height="150%" fo:text-align="center" style:justify-single-word="false"/>
      <style:text-properties style:font-name="Times New Roman" fo:font-size="14pt" officeooo:paragraph-rsid="00297849" style:font-size-asian="14pt" style:font-name-complex="Times New Roman1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d1697" style:font-size-asian="14pt" style:font-size-complex="14pt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306a17" style:font-size-asian="14pt" style:font-size-complex="14pt"/>
    </style:style>
    <style:style style:name="P3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officeooo:paragraph-rsid="00306a17" style:font-size-asian="14pt" style:font-size-complex="14pt"/>
    </style:style>
    <style:style style:name="P3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officeooo:paragraph-rsid="00306a17" style:font-size-asian="14pt" style:font-size-complex="14pt"/>
    </style:style>
    <style:style style:name="P3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officeooo:rsid="00306a17" officeooo:paragraph-rsid="00306a17" style:font-size-asian="14pt" style:font-size-complex="14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officeooo:paragraph-rsid="000d1697" style:font-size-asian="14pt" style:font-name-complex="Times New Roman1"/>
    </style:style>
    <style:style style:name="P3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fo:font-weight="bold" officeooo:rsid="00306a17" officeooo:paragraph-rsid="00306a17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22pt" fo:font-style="italic" officeooo:rsid="000d1697" officeooo:paragraph-rsid="000d1697" style:font-name-asian="Calibri1" style:font-size-asian="22pt" style:font-style-asian="italic" style:font-name-complex="Times New Roman1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style:font-name="Times New Roman" fo:font-size="22pt" fo:font-style="italic" style:font-name-asian="Calibri1" style:font-size-asian="22pt" style:font-style-asian="italic" style:font-name-complex="Times New Roman1" style:font-size-complex="22pt"/>
    </style:style>
    <style:style style:name="T6" style:family="text">
      <style:text-properties style:font-name="Times New Roman" fo:font-size="22pt" fo:font-style="italic" officeooo:rsid="000d1697" style:font-name-asian="Calibri1" style:font-size-asian="22pt" style:font-style-asian="italic" style:font-name-complex="Times New Roman1" style:font-size-complex="22pt"/>
    </style:style>
    <style:style style:name="T7" style:family="text">
      <style:text-properties style:font-name="Times New Roman" fo:font-size="22pt" fo:font-weight="bold" officeooo:rsid="000d1697" style:font-name-asian="Calibri1" style:font-size-asian="22pt" style:font-weight-asian="bold" style:font-name-complex="Times New Roman1" style:font-size-complex="22pt"/>
    </style:style>
    <style:style style:name="T8" style:family="text">
      <style:text-properties style:font-name="Times New Roman" fo:font-size="16pt" style:font-name-asian="Calibri1" style:font-size-asian="16pt" style:font-name-complex="Times New Roman1"/>
    </style:style>
    <style:style style:name="T9" style:family="text">
      <style:text-properties style:font-name="Times New Roman" fo:font-size="16pt" officeooo:rsid="000cf0d8" style:font-name-asian="Calibri1" style:font-size-asian="16pt" style:font-name-complex="Times New Roman1"/>
    </style:style>
    <style:style style:name="T10" style:family="text">
      <style:text-properties style:font-name="Times New Roman" fo:font-size="16pt" officeooo:rsid="0026becd" style:font-name-asian="Calibri1" style:font-size-asian="16pt" style:font-name-complex="Times New Roman1"/>
    </style:style>
    <style:style style:name="T11" style:family="text">
      <style:text-properties style:font-name-complex="Times New Roman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officeooo:rsid="002daad9" style:font-weight-asian="bold" style:font-weight-complex="bold"/>
    </style:style>
    <style:style style:name="T14" style:family="text">
      <style:text-properties fo:font-weight="bold" style:font-weight-asian="bold" style:font-name-complex="Times New Roman" style:font-weight-complex="bold"/>
    </style:style>
    <style:style style:name="T15" style:family="text">
      <style:text-properties officeooo:rsid="001b33a8"/>
    </style:style>
    <style:style style:name="T16" style:family="text">
      <style:text-properties officeooo:rsid="00297849"/>
    </style:style>
    <style:style style:name="T17" style:family="text">
      <style:text-properties style:font-name-asian="Calibri1"/>
    </style:style>
    <style:style style:name="T18" style:family="text">
      <style:text-properties officeooo:rsid="002daad9"/>
    </style:style>
    <style:style style:name="T19" style:family="text">
      <style:text-properties fo:color="#000000" style:font-name-complex="Times New Roman"/>
    </style:style>
    <style:style style:name="T20" style:family="text">
      <style:text-properties fo:color="#000000" officeooo:rsid="00306a17" style:font-name-complex="Times New Roman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2" text:anchor-type="char" svg:x="-0.0154in" svg:y="0.2291in" svg:width="0.802in" svg:height="0.9063in" draw:z-index="0"><draw:image xlink:href="Pictures/10000000000000B0000000C735E6AAF6DAB409D4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25">«Московский государственный технический университет</text:p>
            <text:p text:style-name="P25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19"/>
      <text:p text:style-name="P4"/>
      <text:p text:style-name="P16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5"/>
      <text:p text:style-name="P16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6"/>
      <text:p text:style-name="P8"/>
      <text:p text:style-name="P9"/>
      <text:p text:style-name="P9"/>
      <text:p text:style-name="P9"/>
      <text:p text:style-name="P9"/>
      <text:p text:style-name="P10"/>
      <text:p text:style-name="P36">Рубежный контроль</text:p>
      <text:p text:style-name="P7"/>
      <text:p text:style-name="P17"><text:span text:style-name="T5">По предмету: «</text:span><text:span text:style-name="T6">Экономика часть 1</text:span><text:span text:style-name="T5">»</text:span></text:p>
      <text:p text:style-name="P13"/>
      <text:p text:style-name="P18"><text:span text:style-name="T7"/></text:p>
      <text:p text:style-name="P12"/>
      <text:p text:style-name="P12"/>
      <text:p text:style-name="P12"/>
      <text:p text:style-name="P12"/>
      <text:p text:style-name="P11"/>
      <text:p text:style-name="P7"/>
      <text:p text:style-name="P7"/>
      <text:p text:style-name="P7"/>
      <text:p text:style-name="P7"/>
      <text:p text:style-name="P7"/>
      <text:p text:style-name="P23"><text:span text:style-name="T8">Преподаватель: </text:span><text:span text:style-name="T10">Строков В.В.</text:span></text:p>
      <text:p text:style-name="P24">Студент: Гасанзаде М.А.,</text:p>
      <text:p text:style-name="P23"><text:span text:style-name="T8">Группа: ИУ7-</text:span><text:span text:style-name="T9">7</text:span><text:span text:style-name="T8">6Б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34"><text:span text:style-name="T17">Москва, 2020 г.</text:span></text:p>
      <text:h text:style-name="P21" text:outline-level="1"><text:bookmark-start text:name="_Toc407457701"/>ЗАДА<text:bookmark-end text:name="_Toc407457701"/><text:span text:style-name="T15">ЧА <text:s/></text:span><text:span text:style-name="T18">I</text:span></text:h>
      <text:p text:style-name="P14"><text:tab/><text:span text:style-name="T13">Задача 2.</text:span>Определить себестоимость изделий А и Б, производимых в <text:span text:style-name="T16">объёме</text:span> 100 и 50 шт./год соответственно, если затраты на материалы и комплектующие при изготовлении изделия А – 750, Б – 700 д.е./шт. Заработ­ная плата на всех операциях при изготовлении изделия А – 1000, изделия Б – 2000 д.е. Косвенные затраты фирмы, выпускающей эти изделия, – 800 000 д.е./год.</text:p>
      <text:p text:style-name="P15">РЕШЕНИЕ</text:p>
      <text:p text:style-name="P26">Коэффициент распределения постоянных затрат:</text:p>
      <text:p text:style-name="P28"><draw:frame draw:style-name="fr3" draw:name="Object16" text:anchor-type="as-char" svg:y="-0.1772in" svg:width="5.8752in" svg:height="0.248in" draw:z-index="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27">Себестоимость изделия А:</text:p>
      <text:p text:style-name="P28"><draw:frame draw:style-name="fr3" draw:name="Object17" text:anchor-type="as-char" svg:y="-0.1728in" svg:width="3.2827in" svg:height="0.2437in" draw:z-index="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7">Себестоимость изделия Б:</text:p>
      <text:p text:style-name="P28"><draw:frame draw:style-name="fr3" draw:name="Object18" text:anchor-type="as-char" svg:y="-0.1728in" svg:width="3.2752in" svg:height="0.2437in" draw:z-index="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6"/>
      <text:p text:style-name="P22"/>
      <text:h text:style-name="P20" text:outline-level="1"><text:bookmark-start text:name="_Toc40745770"/>ЗАДА<text:bookmark-end text:name="_Toc40745770"/><text:span text:style-name="T15">ЧА </text:span><text:span text:style-name="T18">II</text:span></text:h>
      <text:p text:style-name="P29"><text:span text:style-name="T11"><text:tab/></text:span><text:span text:style-name="T14">Задача 3. </text:span><text:span text:style-name="T11">Предприятие выпускает школьные тетради, которые реализует через посредническо-сбытовую организацию, откуда тетради упаковками (по 20 шт. в упаковке) поступают в магазины розничной торговли. Затраты на производство одной упаковки тетрадей составляют: на материал — 5 руб./уп.; на заработную плату производственному персоналу — 10 руб./уп.; прочие цеховые расходы — 2 руб./уп.; накладные расходы — 8 руб./уп.; издержки обращения — 5 руб./уп. Рентабельность производства тетрадей составляет 20 %. Через посредническую организацию предприятие реализует 600 тыс. уп. тетрадей в год. Затраты посреднической организации по закупке, хранению, транспортировке и реализации данного товара составляют 100 тыс. руб./мес. Желаемая прибыль посредника от реализации тетрадей составляет 50 тыс. руб./мес.</text:span></text:p>
      <text:p text:style-name="P30"><text:span text:style-name="T11"><text:tab/>Определить цену одной тетради, если торговая надбавка магазина розничной торговли составляет 30 %.</text:span></text:p>
      <text:p text:style-name="P31"><text:span text:style-name="T12">РЕШЕНИЕ</text:span></text:p>
      <text:p text:style-name="P32"><text:span text:style-name="T20">Одна упаковка:</text:span><text:span text:style-name="T20"><draw:frame draw:style-name="fr2" draw:name="Object1" text:anchor-type="as-char" svg:y="-0.1728in" svg:width="2.1992in" svg:height="0.2154in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20">руб. одна упаковка (1.8 руб. 1 шт.)</text:span></text:p>
      <text:p text:style-name="P33"><text:span text:style-name="T19"><draw:frame draw:style-name="fr2" draw:name="Object2" text:anchor-type="as-char" svg:y="-0.1728in" svg:width="1.8654in" svg:height="0.2154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33"><text:span text:style-name="T19"><draw:frame draw:style-name="fr2" draw:name="Object3" text:anchor-type="as-char" svg:y="-0.1728in" svg:width="2.7035in" svg:height="0.2154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35"><text:span text:style-name="T19">Цена одной тетради не учитывая НДС:</text:span></text:p>
      <text:p text:style-name="P33"><text:span text:style-name="T19"><draw:frame draw:style-name="fr2" draw:name="Object4" text:anchor-type="as-char" svg:y="-0.1728in" svg:width="1.5193in" svg:height="0.2154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31"><text:span text:style-name="T2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text-align="center" style:justify-single-word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im-mess" style:family="paragraph" style:parent-style-name="Standard" style:default-outline-level="">
      <style:paragraph-properties fo:margin-top="0in" fo:margin-bottom="0in" loext:contextual-spacing="false"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>
      <style:paragraph-properties fo:text-align="start" style:justify-single-word="false"/>
      <style:text-properties fo:color="#2e74b5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Стандартный_20_HTML" style:display-name="Стандартный HTML" style:family="paragraph" style:parent-style-name="Standard">
      <style:text-properties fo:color="#000000" style:font-name="Courier New" fo:font-family="'Courier New'" style:font-family-generic="modern" fo:font-size="10pt" fo:letter-spacing="normal" style:font-size-asian="10pt" style:font-name-complex="Courier New" style:font-family-complex="'Courier New'" style:font-family-generic-complex="modern" style:font-size-complex="10pt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/>
      <style:text-properties fo:color="#3d2b18" style:font-name="Times New Roman" fo:font-family="'Times New Roman'" style:font-family-generic="roman" style:font-pitch="variable" fo:font-size="12pt" fo:letter-spacing="normal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sc91" style:family="text" style:parent-style-name="Default_20_Paragraph_20_Font">
      <style:text-properties fo:color="#804000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61" style:family="text" style:parent-style-name="Default_20_Paragraph_20_Font">
      <style:text-properties fo:color="#8000ff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style:font-name="Courier New1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sc61" style:family="text" style:parent-style-name="Default_20_Paragraph_20_Font">
      <style:text-properties fo:color="#808080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style:font-name="Courier New1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sc21" style:family="text" style:parent-style-name="Default_20_Paragraph_20_Font">
      <style:text-properties fo:color="#008000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c12" style:family="text" style:parent-style-name="Default_20_Paragraph_20_Font">
      <style:text-properties fo:color="#008000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231" style:family="text" style:parent-style-name="Default_20_Paragraph_20_Font">
      <style:text-properties fo:color="#008000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Непропорциональный_20_текст" style:display-name="Непропорциональный текст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font-size="14pt" style:font-size-asian="14pt" style:font-name-complex="Symbol" style:font-family-complex="Symbol" style:font-family-generic-complex="system" style:font-pitch-complex="variable" style:font-size-complex="14pt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normal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6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fo:font-family="Symbol" style:font-charset="x-symbol"/>
      </text:list-level-style-bullet>
      <text:list-level-style-bullet text:level="2" text:style-name="ListLabel_20_12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fo:font-family="Symbol" style:font-charset="x-symbol"/>
      </text:list-level-style-bullet>
      <text:list-level-style-bullet text:level="3" text:style-name="ListLabel_20_13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fo:font-family="Symbol" style:font-charset="x-symbol"/>
      </text:list-level-style-bullet>
      <text:list-level-style-bullet text:level="4" text:style-name="ListLabel_20_14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fo:font-family="Symbol" style:font-charset="x-symbol"/>
      </text:list-level-style-bullet>
      <text:list-level-style-bullet text:level="5" text:style-name="ListLabel_20_15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fo:font-family="Symbol" style:font-charset="x-symbol"/>
      </text:list-level-style-bullet>
      <text:list-level-style-bullet text:level="6" text:style-name="ListLabel_20_16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fo:font-family="Symbol" style:font-charset="x-symbol"/>
      </text:list-level-style-bullet>
      <text:list-level-style-bullet text:level="7" text:style-name="ListLabel_20_17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fo:font-family="Symbol" style:font-charset="x-symbol"/>
      </text:list-level-style-bullet>
      <text:list-level-style-bullet text:level="8" text:style-name="ListLabel_20_18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fo:font-family="Symbol" style:font-charset="x-symbol"/>
      </text:list-level-style-bullet>
      <text:list-level-style-bullet text:level="9" text:style-name="ListLabel_20_19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3" text:bullet-char="•">
        <style:list-level-properties text:list-level-position-and-space-mode="label-alignment">
          <style:list-level-label-alignment text:label-followed-by="listtab" fo:text-indent="-0.4898in" fo:margin-left="0.7398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uhammadali Hasanzade</meta:initial-creator>
    <meta:editing-cycles>42</meta:editing-cycles>
    <meta:print-date>2020-05-22T09:09:00</meta:print-date>
    <meta:creation-date>2020-02-08T19:02:00</meta:creation-date>
    <dc:date>2020-12-08T17:17:58.888425286</dc:date>
    <meta:editing-duration>PT4H44M39S</meta:editing-duration>
    <meta:generator>LibreOffice/6.4.6.2$Linux_X86_64 LibreOffice_project/40$Build-2</meta:generator>
    <meta:document-statistic meta:table-count="1" meta:image-count="1" meta:object-count="7" meta:page-count="3" meta:paragraph-count="34" meta:word-count="251" meta:character-count="2040" meta:non-whitespace-character-count="1800"/>
    <meta:user-defined meta:name="AppVersion">16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n>5</mn>
        <mo stretchy="false">+</mo>
        <mn>10</mn>
        <mo stretchy="false">+</mo>
        <mn>2</mn>
        <mo stretchy="false">+</mo>
        <mn>8</mn>
        <mo stretchy="false">+</mo>
        <mn>5</mn>
        <mo stretchy="false">+</mo>
        <mrow>
          <mn>30</mn>
          <mo stretchy="false">⋅</mo>
          <mn>0.2</mn>
        </mrow>
      </mrow>
      <mo stretchy="false">=</mo>
      <mn>36</mn>
    </mrow>
    <annotation encoding="StarMath 5.0">5+10+2+8+5+30cdot0.2 = 36</annotation>
  </semantics>
</math>
</file>

<file path=Object 16/content.xml><?xml version="1.0" encoding="utf-8"?>
<math xmlns="http://www.w3.org/1998/Math/MathML" display="block">
  <semantics>
    <mrow>
      <mrow>
        <msub>
          <mi mathvariant="normal">k</mi>
          <mrow>
            <mi>р</mi>
            <mi mathvariant="italic">пост</mi>
            <mn>...</mn>
          </mrow>
        </msub>
        <mo stretchy="false">=</mo>
        <mrow>
          <mn>800000</mn>
          <mo stretchy="false">/</mo>
          <mrow>
            <mo fence="true" stretchy="false">(</mo>
            <mrow>
              <mrow>
                <mrow>
                  <mn>100</mn>
                  <mo stretchy="false">⋅</mo>
                  <mn>1000</mn>
                </mrow>
                <mo stretchy="false">+</mo>
                <mrow>
                  <mn>50</mn>
                  <mo stretchy="false">⋅</mo>
                  <mn>2000</mn>
                </mrow>
              </mrow>
            </mrow>
            <mo fence="true" stretchy="false">)</mo>
          </mrow>
        </mrow>
        <mo stretchy="false">=</mo>
        <mn>4</mn>
      </mrow>
      <mrow>
        <mrow>
          <mo fence="true" stretchy="false">(</mo>
          <mrow>
            <mrow>
              <mi mathvariant="normal">д</mi>
              <mi>.</mi>
              <mi mathvariant="normal">е</mi>
              <mi>.</mi>
              <mi>пост</mi>
              <mi>.</mi>
              <mi>затрат</mi>
            </mrow>
          </mrow>
          <mo fence="true" stretchy="false">)</mo>
        </mrow>
        <mo stretchy="false">/</mo>
        <mrow>
          <mo fence="true" stretchy="false">(</mo>
          <mrow>
            <mrow>
              <mi mathvariant="normal">д</mi>
              <mi>.</mi>
              <mi mathvariant="normal">е</mi>
              <mi>.</mi>
              <mrow>
                <mi mathvariant="normal">з</mi>
                <mo stretchy="false">/</mo>
                <mi mathvariant="normal">п</mi>
              </mrow>
            </mrow>
          </mrow>
          <mo fence="true" stretchy="false">)</mo>
        </mrow>
      </mrow>
      <mi>.</mi>
    </mrow>
    <annotation encoding="StarMath 5.0">func k_{р пост...}= 800000/ (100 cdot 1000 + 50 cdot 2000) = 4 ( func д. func е. func пост. func затрат)/( func д. func е. func з/func п).</annotation>
  </semantics>
</math>
</file>

<file path=Object 17/content.xml><?xml version="1.0" encoding="utf-8"?>
<math xmlns="http://www.w3.org/1998/Math/MathML" display="block">
  <semantics>
    <mrow>
      <mrow>
        <msub>
          <mi mathvariant="normal">S</mi>
          <mi>А</mi>
        </msub>
        <mo stretchy="false">=</mo>
        <mrow>
          <mn>750</mn>
          <mo stretchy="false">+</mo>
          <mn>1000</mn>
          <mo stretchy="false">+</mo>
          <mrow>
            <mn>4</mn>
            <mo stretchy="false">⋅</mo>
            <mn>1000</mn>
          </mrow>
        </mrow>
        <mo stretchy="false">=</mo>
        <mn>5750</mn>
      </mrow>
      <mi mathvariant="normal">д</mi>
      <mi>.</mi>
      <mi mathvariant="normal">е</mi>
      <mrow>
        <mi>.</mi>
        <mo stretchy="false">/</mo>
        <mi>шт</mi>
      </mrow>
      <mi>.</mi>
    </mrow>
    <annotation encoding="StarMath 5.0">func S_А= 750 + 1000 +4 cdot 1000 = 5750 func д. func е./ func шт.</annotation>
  </semantics>
</math>
</file>

<file path=Object 18/content.xml><?xml version="1.0" encoding="utf-8"?>
<math xmlns="http://www.w3.org/1998/Math/MathML" display="block">
  <semantics>
    <mrow>
      <mrow>
        <msub>
          <mi mathvariant="normal">S</mi>
          <mi>Б</mi>
        </msub>
        <mo stretchy="false">=</mo>
        <mrow>
          <mn>70</mn>
          <mo stretchy="false">+</mo>
          <mn>2000</mn>
          <mo stretchy="false">+</mo>
          <mrow>
            <mn>4</mn>
            <mo stretchy="false">⋅</mo>
            <mn>2000</mn>
          </mrow>
        </mrow>
        <mo stretchy="false">=</mo>
        <mn>10070</mn>
      </mrow>
      <mi mathvariant="normal">д</mi>
      <mi>.</mi>
      <mi mathvariant="normal">е</mi>
      <mrow>
        <mi>.</mi>
        <mo stretchy="false">/</mo>
        <mi>шт</mi>
      </mrow>
      <mi>.</mi>
    </mrow>
    <annotation encoding="StarMath 5.0">func S_Б= 70 + 2000 + 4 cdot 2000 = 10070 func д. func е./ func шт.</annotation>
  </semantics>
</math>
</file>

<file path=Object 2/content.xml><?xml version="1.0" encoding="utf-8"?>
<math xmlns="http://www.w3.org/1998/Math/MathML" display="block">
  <semantics>
    <mrow>
      <mrow>
        <mn>600000</mn>
        <mo stretchy="false">⋅</mo>
        <mn>36</mn>
      </mrow>
      <mo stretchy="false">=</mo>
      <mn>21600000</mn>
    </mrow>
    <annotation encoding="StarMath 5.0">600000cdot 36 = 21600000</annotation>
  </semantics>
</math>
</file>

<file path=Object 3/content.xml><?xml version="1.0" encoding="utf-8"?>
<math xmlns="http://www.w3.org/1998/Math/MathML" display="block">
  <semantics>
    <mrow>
      <mrow>
        <mn>21600000</mn>
        <mo stretchy="false">−</mo>
        <mrow>
          <mn>100000</mn>
          <mo stretchy="false">⋅</mo>
          <mn>12</mn>
        </mrow>
      </mrow>
      <mo stretchy="false">=</mo>
      <mn>2040000</mn>
    </mrow>
    <annotation encoding="StarMath 5.0">21600000 - 100000cdot 12 = 2040000</annotation>
  </semantics>
</math>
</file>

<file path=Object 4/content.xml><?xml version="1.0" encoding="utf-8"?>
<math xmlns="http://www.w3.org/1998/Math/MathML" display="block">
  <semantics>
    <mrow>
      <mrow>
        <mn>1.8</mn>
        <mo stretchy="false">+</mo>
        <mrow>
          <mn>1.8</mn>
          <mo stretchy="false">⋅</mo>
          <mn>0.3</mn>
        </mrow>
      </mrow>
      <mo stretchy="false">=</mo>
      <mn>2.34</mn>
    </mrow>
    <annotation encoding="StarMath 5.0">1.8 + 1.8 cdot 0.3 = 2.34</annotation>
  </semantics>
</math>
</file>